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5638in" svg:height="5.5217in" svg:x="2.7098in" svg:y="0.0417in">
            <draw:object draw:notify-on-update-of-ranges="Sheet1.A1:Sheet1.A1 Sheet1.A2:Sheet1.A26 Sheet1.B1:Sheet1.B1 Sheet1.B2:Sheet1.B26 Sheet1.A1:Sheet1.A1 Sheet1.A2:Sheet1.A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x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table:style-name="ce1" office:value-type="float" office:value="0.09258" calcext:value-type="float">
            <text:p>9.26E-02</text:p>
          </table:table-cell>
          <table:table-cell/>
        </table:table-row>
        <table:table-row table:style-name="ro1">
          <table:table-cell office:value-type="float" office:value="1.946" calcext:value-type="float">
            <text:p>1.946</text:p>
          </table:table-cell>
          <table:table-cell table:style-name="ce1" office:value-type="float" office:value="0.09812" calcext:value-type="float">
            <text:p>9.81E-02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103" calcext:value-type="float">
            <text:p>0.103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109" calcext:value-type="float">
            <text:p>0.10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114" calcext:value-type="float">
            <text:p>0.114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12" calcext:value-type="float">
            <text:p>0.12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124" calcext:value-type="float">
            <text:p>0.124</text:p>
          </table:table-cell>
          <table:table-cell office:value-type="float" office:value="1.093" calcext:value-type="float">
            <text:p>1.093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129" calcext:value-type="float">
            <text:p>0.129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133" calcext:value-type="float">
            <text:p>0.13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138" calcext:value-type="float">
            <text:p>0.138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0.142" calcext:value-type="float">
            <text:p>0.14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0.146" calcext:value-type="float">
            <text:p>0.146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15" calcext:value-type="float">
            <text:p>0.15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0.155" calcext:value-type="float">
            <text:p>0.155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0.163" calcext:value-type="float">
            <text:p>0.163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171" calcext:value-type="float">
            <text:p>0.171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181" calcext:value-type="float">
            <text:p>0.181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0.184" calcext:value-type="float">
            <text:p>0.184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0.186" calcext:value-type="float">
            <text:p>0.186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0.188" calcext:value-type="float">
            <text:p>0.188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.042" calcext:value-type="float">
            <text:p>2.042</text:p>
          </table:table-cell>
          <table:table-cell office:value-type="float" office:value="0.19" calcext:value-type="float">
            <text:p>0.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06:50.894954079</meta:creation-date>
    <dc:date>2024-11-09T10:07:57.798919884</dc:date>
    <meta:editing-duration>PT1M8S</meta:editing-duration>
    <meta:editing-cycles>1</meta:editing-cycles>
    <meta:document-statistic meta:table-count="1" meta:cell-count="7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53cm" svg:height="14.026cm" xlink:href=".." xlink:type="simple" chart:class="chart:scatter" chart:style-name="ch1">
        <chart:legend chart:legend-position="end" svg:x="18.98cm" svg:y="6.216cm" style:legend-expansion="high" chart:style-name="ch2"/>
        <chart:plot-area chart:style-name="ch3" table:cell-range-address="Sheet1.A1:Sheet1.C26" chart:data-source-has-labels="row" svg:x="0.435cm" svg:y="0.28cm" svg:width="18.11cm" svg:height="13.466cm">
          <chart:coordinate-region svg:x="1.163cm" svg:y="0.479cm" svg:width="17.051cm" svg:height="12.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scatter">
            <chart:domain table:cell-range-address="Sheet1.A2:Sheet1.A26"/>
            <chart:regression-curve chart:style-name="ch8">
              <chart:equation chart:display-equation="true" chart:display-r-square="true" svg:x="3.457cm" svg:y="8.057cm"/>
            </chart:regression-curve>
            <chart:data-point chart:repeated="10"/>
            <chart:data-point chart:style-name="ch9"/>
            <chart:data-point chart:repeated="14"/>
          </chart:series>
          <chart:series chart:style-name="ch10" chart:values-cell-range-address="Sheet1.C2:Sheet1.C26" chart:label-cell-address="Sheet1.C1:Sheet1.C1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v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42">
                <text:p>1.942</text:p>
                <draw:g>
                  <svg:desc>Sheet1.A2:Sheet1.A26</svg:desc>
                </draw:g>
              </table:table-cell>
              <table:table-cell office:value-type="float" office:value="0.09258">
                <text:p>0.09258</text:p>
                <draw:g>
                  <svg:desc>Sheet1.B2:Sheet1.B26</svg:desc>
                </draw:g>
              </table:table-cell>
              <table:table-cell office:value-type="float" office:value="NaN">
                <text:p>NaN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6">
                <text:p>1.946</text:p>
              </table:table-cell>
              <table:table-cell office:value-type="float" office:value="0.09812">
                <text:p>0.09812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103">
                <text:p>0.103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4">
                <text:p>1.954</text:p>
              </table:table-cell>
              <table:table-cell office:value-type="float" office:value="0.109">
                <text:p>0.10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8">
                <text:p>1.958</text:p>
              </table:table-cell>
              <table:table-cell office:value-type="float" office:value="0.114">
                <text:p>0.114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3">
                <text:p>1.963</text:p>
              </table:table-cell>
              <table:table-cell office:value-type="float" office:value="0.12">
                <text:p>0.1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67">
                <text:p>1.967</text:p>
              </table:table-cell>
              <table:table-cell office:value-type="float" office:value="0.124">
                <text:p>0.12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1">
                <text:p>1.971</text:p>
              </table:table-cell>
              <table:table-cell office:value-type="float" office:value="0.129">
                <text:p>0.129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75">
                <text:p>1.975</text:p>
              </table:table-cell>
              <table:table-cell office:value-type="float" office:value="0.133">
                <text:p>0.1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9">
                <text:p>1.979</text:p>
              </table:table-cell>
              <table:table-cell office:value-type="float" office:value="0.138">
                <text:p>0.13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83">
                <text:p>1.983</text:p>
              </table:table-cell>
              <table:table-cell office:value-type="float" office:value="0.142">
                <text:p>0.14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88">
                <text:p>1.988</text:p>
              </table:table-cell>
              <table:table-cell office:value-type="float" office:value="0.146">
                <text:p>0.146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92">
                <text:p>1.992</text:p>
              </table:table-cell>
              <table:table-cell office:value-type="float" office:value="0.15">
                <text:p>0.15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96">
                <text:p>1.996</text:p>
              </table:table-cell>
              <table:table-cell office:value-type="float" office:value="0.155">
                <text:p>0.155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59">
                <text:p>0.15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">
                <text:p>2.004</text:p>
              </table:table-cell>
              <table:table-cell office:value-type="float" office:value="0.163">
                <text:p>0.16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08">
                <text:p>2.008</text:p>
              </table:table-cell>
              <table:table-cell office:value-type="float" office:value="0.167">
                <text:p>0.16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3">
                <text:p>2.013</text:p>
              </table:table-cell>
              <table:table-cell office:value-type="float" office:value="0.171">
                <text:p>0.171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17">
                <text:p>2.017</text:p>
              </table:table-cell>
              <table:table-cell office:value-type="float" office:value="0.174">
                <text:p>0.174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21">
                <text:p>2.021</text:p>
              </table:table-cell>
              <table:table-cell office:value-type="float" office:value="0.178">
                <text:p>0.178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25">
                <text:p>2.025</text:p>
              </table:table-cell>
              <table:table-cell office:value-type="float" office:value="0.181">
                <text:p>0.181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29">
                <text:p>2.029</text:p>
              </table:table-cell>
              <table:table-cell office:value-type="float" office:value="0.184">
                <text:p>0.184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33">
                <text:p>2.033</text:p>
              </table:table-cell>
              <table:table-cell office:value-type="float" office:value="0.186">
                <text:p>0.186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38">
                <text:p>2.038</text:p>
              </table:table-cell>
              <table:table-cell office:value-type="float" office:value="0.188">
                <text:p>0.18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2">
                <text:p>2.04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